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5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28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34" table:default-cell-style-name="ce3"/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style-name="ce2" office:value-type="float" office:value="0">
            <text:p>0.00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01">
            <text:p>0.01</text:p>
          </table:table-cell>
          <table:table-cell table:number-columns-repeated="238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18">
            <text:p>0.18</text:p>
          </table:table-cell>
          <table:table-cell table:number-columns-repeated="238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4" office:value-type="float" office:value="0.35">
            <text:p>0.35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36">
            <text:p>0.36</text:p>
          </table:table-cell>
          <table:table-cell table:number-columns-repeated="238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53">
            <text:p>0.53</text:p>
          </table:table-cell>
          <table:table-cell table:number-columns-repeated="238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4" office:value-type="float" office:value="0.69">
            <text:p>0.69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69">
            <text:p>0.69</text:p>
          </table:table-cell>
          <table:table-cell table:number-columns-repeated="238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0.86">
            <text:p>0.86</text:p>
          </table:table-cell>
          <table:table-cell table:number-columns-repeated="238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4" office:value-type="float" office:value="1.01">
            <text:p>1.01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02">
            <text:p>1.02</text:p>
          </table:table-cell>
          <table:table-cell table:number-columns-repeated="238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4" office:value-type="float" office:value="1.12">
            <text:p>1.12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18">
            <text:p>1.18</text:p>
          </table:table-cell>
          <table:table-cell table:number-columns-repeated="238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4" office:value-type="float" office:value="1.34">
            <text:p>1.34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35">
            <text:p>1.35</text:p>
          </table:table-cell>
          <table:table-cell table:number-columns-repeated="238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51">
            <text:p>1.51</text:p>
          </table:table-cell>
          <table:table-cell table:number-columns-repeated="238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style-name="ce2" office:value-type="float" office:value="0">
            <text:p>0.00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19">
            <text:p>0.19</text:p>
          </table:table-cell>
          <table:table-cell table:number-columns-repeated="238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37">
            <text:p>0.37</text:p>
          </table:table-cell>
          <table:table-cell table:number-columns-repeated="238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4" office:value-type="float" office:value="0.53">
            <text:p>0.53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54">
            <text:p>0.54</text:p>
          </table:table-cell>
          <table:table-cell table:number-columns-repeated="238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4" office:value-type="float" office:value="0.71">
            <text:p>0.71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71">
            <text:p>0.71</text:p>
          </table:table-cell>
          <table:table-cell table:number-columns-repeated="238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4" office:value-type="float" office:value="0.88">
            <text:p>0.88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0.88">
            <text:p>0.88</text:p>
          </table:table-cell>
          <table:table-cell table:number-columns-repeated="238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4" office:value-type="float" office:value="1.06">
            <text:p>1.06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06">
            <text:p>1.06</text:p>
          </table:table-cell>
          <table:table-cell table:number-columns-repeated="238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4" office:value-type="float" office:value="1.24">
            <text:p>1.24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25">
            <text:p>1.25</text:p>
          </table:table-cell>
          <table:table-cell table:number-columns-repeated="238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4" office:value-type="float" office:value="1.41">
            <text:p>1.41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42">
            <text:p>1.42</text:p>
          </table:table-cell>
          <table:table-cell table:number-columns-repeated="238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58">
            <text:p>1.58</text:p>
          </table:table-cell>
          <table:table-cell table:number-columns-repeated="238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style-name="ce2" office:value-type="float" office:value="0">
            <text:p>0.00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-0.01">
            <text:p>-0.01</text:p>
          </table:table-cell>
          <table:table-cell table:number-columns-repeated="238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7">
            <text:p>0.27</text:p>
          </table:table-cell>
          <table:table-cell table:number-columns-repeated="238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51">
            <text:p>0.51</text:p>
          </table:table-cell>
          <table:table-cell table:number-columns-repeated="238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4" office:value-type="float" office:value="0.75">
            <text:p>0.75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75">
            <text:p>0.75</text:p>
          </table:table-cell>
          <table:table-cell table:number-columns-repeated="238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1">
            <text:p>1.00</text:p>
          </table:table-cell>
          <table:table-cell table:number-columns-repeated="238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4" office:value-type="float" office:value="1.26">
            <text:p>1.26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26">
            <text:p>1.26</text:p>
          </table:table-cell>
          <table:table-cell table:number-columns-repeated="238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51">
            <text:p>1.51</text:p>
          </table:table-cell>
          <table:table-cell table:number-columns-repeated="238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4" office:value-type="float" office:value="1.76">
            <text:p>1.76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76">
            <text:p>1.76</text:p>
          </table:table-cell>
          <table:table-cell table:number-columns-repeated="238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4" office:value-type="float" office:value="2.01">
            <text:p>2.01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2.01">
            <text:p>2.01</text:p>
          </table:table-cell>
          <table:table-cell table:number-columns-repeated="238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4" office:value-type="float" office:value="2.24">
            <text:p>2.24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2.24">
            <text:p>2.24</text:p>
          </table:table-cell>
          <table:table-cell table:number-columns-repeated="238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style-name="ce2" office:value-type="float" office:value="0">
            <text:p>0.00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8">
            <text:p>0.28</text:p>
          </table:table-cell>
          <table:table-cell table:number-columns-repeated="238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45">
            <text:p>0.45</text:p>
          </table:table-cell>
          <table:table-cell table:number-columns-repeated="238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4" office:value-type="float" office:value="0.66">
            <text:p>0.66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67">
            <text:p>0.67</text:p>
          </table:table-cell>
          <table:table-cell table:number-columns-repeated="238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4" office:value-type="float" office:value="0.88">
            <text:p>0.88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88">
            <text:p>0.88</text:p>
          </table:table-cell>
          <table:table-cell table:number-columns-repeated="238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4" office:value-type="float" office:value="1.1">
            <text:p>1.10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1">
            <text:p>1.10</text:p>
          </table:table-cell>
          <table:table-cell table:number-columns-repeated="238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32">
            <text:p>1.32</text:p>
          </table:table-cell>
          <table:table-cell table:number-columns-repeated="238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4" office:value-type="float" office:value="1.53">
            <text:p>1.53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55">
            <text:p>1.55</text:p>
          </table:table-cell>
          <table:table-cell table:number-columns-repeated="238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4" office:value-type="float" office:value="1.75">
            <text:p>1.75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75">
            <text:p>1.75</text:p>
          </table:table-cell>
          <table:table-cell table:number-columns-repeated="238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4" office:value-type="float" office:value="1.94">
            <text:p>1.94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94">
            <text:p>1.94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5">
            <text:p>0.25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5">
            <text:p>0.50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76">
            <text:p>0.76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1.01">
            <text:p>1.01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1.26">
            <text:p>1.26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26">
            <text:p>1.26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51">
            <text:p>1.51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5">
            <text:p>1.50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76">
            <text:p>1.76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75">
            <text:p>1.75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2">
            <text:p>2.00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2.26">
            <text:p>2.26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2.26">
            <text:p>2.26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Delta x$</text:p>
          </table:table-cell>
          <table:table-cell table:number-columns-repeated="238"/>
        </table:table-row>
        <table:table-row table:style-name="ro1">
          <table:table-cell table:number-columns-repeated="3" table:style-name="ce4" office:value-type="float" office:value="0">
            <text:p>0.00</text:p>
          </table:table-cell>
          <table:table-cell table:style-name="ce4" office:value-type="float" office:value="0.01">
            <text:p>0.01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17">
            <text:p>0.17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16">
            <text:p>0.16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32">
            <text:p>0.32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32">
            <text:p>0.32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48">
            <text:p>0.48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48">
            <text:p>0.48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62">
            <text:p>0.62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64">
            <text:p>0.64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0.8">
            <text:p>0.80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0.8">
            <text:p>0.80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0.95">
            <text:p>0.95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0.95">
            <text:p>0.95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1">
            <text:p>1.10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1">
            <text:p>1.10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25">
            <text:p>1.25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41">
            <text:p>1.4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41">
            <text:p>1.41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14">
            <text:p>0.14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28">
            <text:p>0.28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41">
            <text:p>0.41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41">
            <text:p>0.41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53">
            <text:p>0.53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0.65">
            <text:p>0.65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0.8">
            <text:p>0.80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0.79">
            <text:p>0.79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0.93">
            <text:p>0.93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06">
            <text:p>1.06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05">
            <text:p>1.05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19">
            <text:p>1.19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19">
            <text:p>1.19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">
            <text:p>0.20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39">
            <text:p>0.39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39">
            <text:p>0.39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57">
            <text:p>0.57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57">
            <text:p>0.57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75">
            <text:p>0.75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0.94">
            <text:p>0.94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0.94">
            <text:p>0.94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12">
            <text:p>1.12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12">
            <text:p>1.12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31">
            <text:p>1.31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3">
            <text:p>1.30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49">
            <text:p>1.49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67">
            <text:p>1.67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67">
            <text:p>1.67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2">
            <text:p>0.22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2">
            <text:p>0.22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42">
            <text:p>0.42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44">
            <text:p>0.44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66">
            <text:p>0.66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86">
            <text:p>0.86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87">
            <text:p>0.87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08">
            <text:p>1.08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28">
            <text:p>1.28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29">
            <text:p>1.29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48">
            <text:p>1.48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49">
            <text:p>1.49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7">
            <text:p>1.70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72">
            <text:p>1.72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91">
            <text:p>1.9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91">
            <text:p>1.91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38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number-columns-repeated="238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1">
            <text:p>0.21</text:p>
          </table:table-cell>
          <table:table-cell table:number-columns-repeated="238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41">
            <text:p>0.41</text:p>
          </table:table-cell>
          <table:table-cell table:number-columns-repeated="238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61">
            <text:p>0.61</text:p>
          </table:table-cell>
          <table:table-cell table:number-columns-repeated="238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82">
            <text:p>0.82</text:p>
          </table:table-cell>
          <table:table-cell table:number-columns-repeated="238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1.01">
            <text:p>1.01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02">
            <text:p>1.02</text:p>
          </table:table-cell>
          <table:table-cell table:number-columns-repeated="238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22">
            <text:p>1.22</text:p>
          </table:table-cell>
          <table:table-cell table:number-columns-repeated="238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42">
            <text:p>1.42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42">
            <text:p>1.42</text:p>
          </table:table-cell>
          <table:table-cell table:number-columns-repeated="238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62">
            <text:p>1.62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62">
            <text:p>1.62</text:p>
          </table:table-cell>
          <table:table-cell table:number-columns-repeated="238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81">
            <text:p>1.8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81">
            <text:p>1.81</text:p>
          </table:table-cell>
          <table:table-cell table:number-columns-repeated="238"/>
        </table:table-row>
        <table:table-row table:style-name="ro1">
          <table:table-cell table:style-name="ce3"/>
          <table:table-cell table:number-columns-repeated="241"/>
        </table:table-row>
        <table:table-row table:style-name="ro1" table:number-rows-repeated="65424">
          <table:table-cell table:number-columns-repeated="242"/>
        </table:table-row>
        <table:table-row table:style-name="ro1">
          <table:table-cell table:number-columns-repeated="242"/>
        </table:table-row>
      </table:table>
      <table:table table:name="Sheet2" table:style-name="ta1" table:print="false">
        <office:forms form:automatic-focus="false" form:apply-design-mode="false"/>
        <table:table-column table:style-name="co9" table:number-columns-repeated="4" table:default-cell-style-name="ce3"/>
        <table:table-column table:style-name="co9" table:number-columns-repeated="237" table:default-cell-style-name="Default"/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style-name="ce3" table:number-columns-repeated="237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2">
            <text:p>0.22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2">
            <text:p>0.2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42">
            <text:p>0.42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44">
            <text:p>0.44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63">
            <text:p>0.63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66">
            <text:p>0.66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86">
            <text:p>0.86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87">
            <text:p>0.87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08">
            <text:p>1.08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28">
            <text:p>1.28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29">
            <text:p>1.29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48">
            <text:p>1.48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49">
            <text:p>1.49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7">
            <text:p>1.70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72">
            <text:p>1.7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91">
            <text:p>1.9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91">
            <text:p>1.91</text:p>
          </table:table-cell>
          <table:table-cell table:style-name="ce3" table:number-columns-repeated="237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style-name="ce3" table:number-columns-repeated="237"/>
        </table:table-row>
        <table:table-row table:style-name="ro1">
          <table:table-cell table:number-columns-repeated="4" table:style-name="ce4" office:value-type="float" office:value="0">
            <text:p>0.00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.9224">
            <text:p>3.92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3.9224">
            <text:p>3.92</text:p>
          </table:table-cell>
          <table:table-cell table:style-name="ce4" office:value-type="float" office:value="0.21">
            <text:p>0.21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7.8448">
            <text:p>7.84</text:p>
          </table:table-cell>
          <table:table-cell table:style-name="ce4" office:value-type="float" office:value="0.4">
            <text:p>0.40</text:p>
          </table:table-cell>
          <table:table-cell table:style-name="ce4" office:value-type="float" office:value="7.8448">
            <text:p>7.84</text:p>
          </table:table-cell>
          <table:table-cell table:style-name="ce4" office:value-type="float" office:value="0.41">
            <text:p>0.41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1.7672">
            <text:p>11.77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11.7672">
            <text:p>11.77</text:p>
          </table:table-cell>
          <table:table-cell table:style-name="ce4" office:value-type="float" office:value="0.61">
            <text:p>0.61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5.6896">
            <text:p>15.69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15.6896">
            <text:p>15.69</text:p>
          </table:table-cell>
          <table:table-cell table:style-name="ce4" office:value-type="float" office:value="0.82">
            <text:p>0.8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19.612">
            <text:p>19.61</text:p>
          </table:table-cell>
          <table:table-cell table:style-name="ce4" office:value-type="float" office:value="1.01">
            <text:p>1.01</text:p>
          </table:table-cell>
          <table:table-cell table:style-name="ce4" office:value-type="float" office:value="19.612">
            <text:p>19.61</text:p>
          </table:table-cell>
          <table:table-cell table:style-name="ce4" office:value-type="float" office:value="1.02">
            <text:p>1.0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23.5344">
            <text:p>23.53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23.5344">
            <text:p>23.53</text:p>
          </table:table-cell>
          <table:table-cell table:style-name="ce4" office:value-type="float" office:value="1.22">
            <text:p>1.2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27.4568">
            <text:p>27.46</text:p>
          </table:table-cell>
          <table:table-cell table:style-name="ce4" office:value-type="float" office:value="1.42">
            <text:p>1.42</text:p>
          </table:table-cell>
          <table:table-cell table:style-name="ce4" office:value-type="float" office:value="27.4568">
            <text:p>27.46</text:p>
          </table:table-cell>
          <table:table-cell table:style-name="ce4" office:value-type="float" office:value="1.42">
            <text:p>1.4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1.3792">
            <text:p>31.38</text:p>
          </table:table-cell>
          <table:table-cell table:style-name="ce4" office:value-type="float" office:value="1.62">
            <text:p>1.62</text:p>
          </table:table-cell>
          <table:table-cell table:style-name="ce4" office:value-type="float" office:value="31.3792">
            <text:p>31.38</text:p>
          </table:table-cell>
          <table:table-cell table:style-name="ce4" office:value-type="float" office:value="1.62">
            <text:p>1.62</text:p>
          </table:table-cell>
          <table:table-cell table:style-name="ce3" table:number-columns-repeated="237"/>
        </table:table-row>
        <table:table-row table:style-name="ro1">
          <table:table-cell table:style-name="ce4" office:value-type="float" office:value="35.3016">
            <text:p>35.30</text:p>
          </table:table-cell>
          <table:table-cell table:style-name="ce4" office:value-type="float" office:value="1.81">
            <text:p>1.81</text:p>
          </table:table-cell>
          <table:table-cell table:style-name="ce4" office:value-type="float" office:value="35.3016">
            <text:p>35.30</text:p>
          </table:table-cell>
          <table:table-cell table:style-name="ce4" office:value-type="float" office:value="1.81">
            <text:p>1.81</text:p>
          </table:table-cell>
          <table:table-cell table:style-name="ce3" table:number-columns-repeated="237"/>
        </table:table-row>
        <table:table-row table:style-name="ro1" table:number-rows-repeated="15">
          <table:table-cell table:number-columns-repeated="4"/>
          <table:table-cell table:style-name="ce3" table:number-columns-repeated="237"/>
        </table:table-row>
        <table:table-row table:style-name="ro1" table:number-rows-repeated="65498">
          <table:table-cell table:number-columns-repeated="241"/>
        </table:table-row>
        <table:table-row table:style-name="ro1">
          <table:table-cell table:number-columns-repeated="241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20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7">17/03/2008</text:date>, <text:time>15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7T15:11:04</meta:creation-date>
    <dc:date>2008-03-17T15:26:38</dc:date>
    <meta:editing-cycles>4</meta:editing-cycles>
    <meta:editing-duration>PT15M34S</meta:editing-duration>
    <meta:user-defined meta:name="Info 1"/>
    <meta:user-defined meta:name="Info 2"/>
    <meta:user-defined meta:name="Info 3"/>
    <meta:user-defined meta:name="Info 4"/>
    <meta:document-statistic meta:table-count="3" meta:cell-count="614"/>
  </office:meta>
</office:document-meta>
</file>